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8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9.498541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6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0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1014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13">
            <text:p>Commandé</text:p>
          </table:table-cell>
          <table:table-cell office:value-type="string" table:style-name="ce11">
            <text:p>Référence</text:p>
          </table:table-cell>
          <table:table-cell office:value-type="string" table:style-name="ce2">
            <text:p>Valleur</text:p>
          </table:table-cell>
          <table:table-cell office:value-type="string" table:style-name="ce2">
            <text:p>N° AliExpress</text:p>
          </table:table-cell>
          <table:table-cell office:value-type="string" table:style-name="ce2">
            <text:p>N° Digikey</text:p>
          </table:table-cell>
          <table:table-cell office:value-type="string" table:style-name="ce2">
            <text:p>Stock ETML</text:p>
          </table:table-cell>
          <table:table-cell office:value-type="string" table:style-name="ce2">
            <text:p>Qtt</text:p>
          </table:table-cell>
          <table:table-cell office:value-type="string" table:style-name="ce2">
            <text:p>Prix/Pce</text:p>
          </table:table-cell>
          <table:table-cell office:value-type="string" table:style-name="ce3">
            <text:p>Prix</text:p>
          </table:table-cell>
          <table:table-cell office:value-type="string" table:style-name="ce2">
            <text:p>Remarque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BT1 - 1</text:p>
          </table:table-cell>
          <table:table-cell office:value-type="string" table:style-name="ce5">
            <text:p>Litium 18650 3.7[V]</text:p>
          </table:table-cell>
          <table:table-cell office:value-type="float" office:value="33016517000" table:style-name="ce5">
            <text:p>33016517000</text:p>
          </table:table-cell>
          <table:table-cell office:value-type="string" table:style-name="ce5">
            <text:p>1832-1050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5.95" table:style-name="ce6">
            <text:p>5,95</text:p>
          </table:table-cell>
          <table:table-cell office:value-type="float" office:value="5.95" table:formula="of:=IFERROR([.G2] * [.H2]; 0)" table:style-name="ce7">
            <text:p>5,95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BT1 - 2</text:p>
          </table:table-cell>
          <table:table-cell office:value-type="string" table:style-name="ce5">
            <text:p>Battery Holder</text:p>
          </table:table-cell>
          <table:table-cell office:value-type="float" office:value="33045310581" table:style-name="ce5">
            <text:p>33045310581</text:p>
          </table:table-cell>
          <table:table-cell office:value-type="string" table:style-name="ce5">
            <text:p>BK-18650-PC2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3.45" table:style-name="ce6">
            <text:p>3,45</text:p>
          </table:table-cell>
          <table:table-cell office:value-type="float" office:value="3.45" table:formula="of:=IFERROR([.G3] * [.H3]; 0)" table:style-name="ce7">
            <text:p>3,45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C1, C2, C6-C17</text:p>
          </table:table-cell>
          <table:table-cell office:value-type="string" table:style-name="ce5">
            <text:p>100[nF]</text:p>
          </table:table-cell>
          <table:table-cell office:value-type="float" office:value="33059508387" table:style-name="ce5">
            <text:p>33059508387</text:p>
          </table:table-cell>
          <table:table-cell office:value-type="string" table:style-name="ce5">
            <text:p>399-C1206C104K5RAC7800CT-ND</text:p>
          </table:table-cell>
          <table:table-cell table:style-name="ce15"/>
          <table:table-cell office:value-type="float" office:value="14" table:style-name="ce5">
            <text:p>14</text:p>
          </table:table-cell>
          <table:table-cell office:value-type="float" office:value="4.1300000000000003E-2" table:style-name="ce6">
            <text:p>0,0413</text:p>
          </table:table-cell>
          <table:table-cell office:value-type="float" office:value="0.57820000000000005" table:formula="of:=IFERROR([.G4] * [.H4]; 0)" table:style-name="ce7">
            <text:p>0,5782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<text:s text:c="4"/>C3</text:p>
          </table:table-cell>
          <table:table-cell office:value-type="string" table:style-name="ce5">
            <text:p>10[μF]</text:p>
          </table:table-cell>
          <table:table-cell office:value-type="float" office:value="33059508387" table:style-name="ce5">
            <text:p>33059508387</text:p>
          </table:table-cell>
          <table:table-cell office:value-type="string" table:style-name="ce5">
            <text:p>399-4788-1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IFERROR([.G5] * [.H5]; 0)" table:style-name="ce7">
            <text:p>0,79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<text:s text:c="4"/>C4</text:p>
          </table:table-cell>
          <table:table-cell office:value-type="string" table:style-name="ce5">
            <text:p>33[μF]</text:p>
          </table:table-cell>
          <table:table-cell office:value-type="float" office:value="33059508387" table:style-name="ce5">
            <text:p>33059508387</text:p>
          </table:table-cell>
          <table:table-cell office:value-type="string" table:style-name="ce5">
            <text:p>399-4719-1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office:value-type="float" office:value="0.97" table:style-name="ce6">
            <text:p>0,97</text:p>
          </table:table-cell>
          <table:table-cell office:value-type="float" office:value="0.97" table:formula="of:=IFERROR([.G6] * [.H6]; 0)" table:style-name="ce7">
            <text:p>0,97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D1-D12</text:p>
          </table:table-cell>
          <table:table-cell office:value-type="string" table:style-name="ce5">
            <text:p>2[V] 5[mA]</text:p>
          </table:table-cell>
          <table:table-cell office:value-type="float" office:value="32828059657" table:style-name="ce5">
            <text:p>32828059657</text:p>
          </table:table-cell>
          <table:table-cell office:value-type="string" table:style-name="ce5">
            <text:p>754-1158-1-ND</text:p>
          </table:table-cell>
          <table:table-cell table:style-name="ce15"/>
          <table:table-cell office:value-type="float" office:value="13" table:style-name="ce5">
            <text:p>13</text:p>
          </table:table-cell>
          <table:table-cell office:value-type="float" office:value="0.27" table:style-name="ce6">
            <text:p>0,27</text:p>
          </table:table-cell>
          <table:table-cell office:value-type="float" office:value="3.5100000000000002" table:formula="of:=IFERROR([.G7] * [.H7]; 0)" table:style-name="ce7">
            <text:p>3,51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DS1 - 1</text:p>
          </table:table-cell>
          <table:table-cell office:value-type="string" table:style-name="ce5">
            <text:p>LCD2004A</text:p>
          </table:table-cell>
          <table:table-cell office:value-type="float" office:value="2034910175" table:style-name="ce5">
            <text:p>2034910175</text:p>
          </table:table-cell>
          <table:table-cell office:value-type="string" table:style-name="ce5">
            <text:p>NHD-0420DZ-FL-YBW-33V3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23.25" table:style-name="ce6">
            <text:p>23,25</text:p>
          </table:table-cell>
          <table:table-cell office:value-type="float" office:value="23.25" table:formula="of:=IFERROR([.G8] * [.H8]; 0)" table:style-name="ce7">
            <text:p>23,25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DS1 - 2</text:p>
          </table:table-cell>
          <table:table-cell office:value-type="string" table:style-name="ce5">
            <text:p>Pin Header &amp; receptacle 1x16</text:p>
          </table:table-cell>
          <table:table-cell table:style-name="ce5"/>
          <table:table-cell office:value-type="string" table:style-name="ce1">
            <text:p>732-5327-ND &amp; S7014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DS1 - 3</text:p>
          </table:table-cell>
          <table:table-cell office:value-type="string" table:style-name="ce5">
            <text:p>4 x Vis + Ecrous + Rondelle M2,5</text:p>
          </table:table-cell>
          <table:table-cell table:number-columns-repeated="2" table:style-name="ce5"/>
          <table:table-cell table:style-name="ce15"/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table:style-name="ce5"/>
          <table:table-cell table:number-columns-repeated="16374"/>
        </table:table-row>
        <table:table-row table:style-name="ro1">
          <table:table-cell office:value-type="string" table:style-name="ce17">
            <text:p>X</text:p>
          </table:table-cell>
          <table:table-cell office:value-type="string" table:style-name="ce12">
            <text:p><text:s text:c="4"/>J1 - 1</text:p>
          </table:table-cell>
          <table:table-cell office:value-type="string" table:style-name="ce5">
            <text:p>FT232RL</text:p>
          </table:table-cell>
          <table:table-cell office:value-type="float" office:value="32826575637" table:style-name="ce5">
            <text:p>32826575637</text:p>
          </table:table-cell>
          <table:table-cell office:value-type="string" table:style-name="ce5">
            <text:p>768-1317-ND</text:p>
          </table:table-cell>
          <table:table-cell office:value-type="string" table:style-name="ce16">
            <text:p>Autre</text:p>
          </table:table-cell>
          <table:table-cell office:value-type="float" office:value="1" table:style-name="ce5">
            <text:p>1</text:p>
          </table:table-cell>
          <table:table-cell office:value-type="float" office:value="7.78" table:style-name="ce6">
            <text:p>7,78</text:p>
          </table:table-cell>
          <table:table-cell office:value-type="float" office:value="0" table:style-name="ce7">
            <text:p>0,</text:p>
          </table:table-cell>
          <table:table-cell office:value-type="string" table:style-name="ce5">
            <text:p>Pour programation, non-consomable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J1 - 2</text:p>
          </table:table-cell>
          <table:table-cell office:value-type="string" table:style-name="ce5">
            <text:p>Conn pour J1</text:p>
          </table:table-cell>
          <table:table-cell table:style-name="ce5"/>
          <table:table-cell office:value-type="string" table:style-name="ce5">
            <text:p>S5481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0.66" table:style-name="ce6">
            <text:p>0,66</text:p>
          </table:table-cell>
          <table:table-cell office:value-type="float" office:value="0.66" table:formula="of:=IFERROR([.G12] * [.H12]; 0)" table:style-name="ce7">
            <text:p>0,66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<text:s text:c="4"/>L1</text:p>
          </table:table-cell>
          <table:table-cell office:value-type="string" table:style-name="ce5">
            <text:p>2.2[μH]</text:p>
          </table:table-cell>
          <table:table-cell table:style-name="ce5"/>
          <table:table-cell office:value-type="string" table:style-name="ce5">
            <text:p>587-3544-1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office:value-type="float" office:value="0.1076" table:style-name="ce6">
            <text:p>0,1076</text:p>
          </table:table-cell>
          <table:table-cell office:value-type="float" office:value="0.1076" table:formula="of:=IFERROR([.G13] * [.H13]; 0)" table:style-name="ce7">
            <text:p>0,1076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Q1-Q6</text:p>
          </table:table-cell>
          <table:table-cell office:value-type="string" table:style-name="ce5">
            <text:p>BC856B</text:p>
          </table:table-cell>
          <table:table-cell office:value-type="float" office:value="32959120963" table:style-name="ce5">
            <text:p>32959120963</text:p>
          </table:table-cell>
          <table:table-cell office:value-type="string" table:style-name="ce5">
            <text:p>BC856BLT3GOSCT-ND</text:p>
          </table:table-cell>
          <table:table-cell table:style-name="ce15"/>
          <table:table-cell office:value-type="float" office:value="6" table:style-name="ce5">
            <text:p>6</text:p>
          </table:table-cell>
          <table:table-cell office:value-type="float" office:value="5.1000000000000004E-3" table:style-name="ce6">
            <text:p>0,0051</text:p>
          </table:table-cell>
          <table:table-cell office:value-type="float" office:value="3.0600000000000002E-2" table:formula="of:=IFERROR([.G14] * [.H14]; 0)" table:style-name="ce7">
            <text:p>0,0306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R1, R2, R25, R27, R29, R31, R33, R36</text:p>
          </table:table-cell>
          <table:table-cell office:value-type="string" table:style-name="ce5">
            <text:p>1[KΩ]</text:p>
          </table:table-cell>
          <table:table-cell office:value-type="float" office:value="32859526036" table:style-name="ce5">
            <text:p>32859526036</text:p>
          </table:table-cell>
          <table:table-cell office:value-type="string" table:style-name="ce5">
            <text:p>311-1.0KERCT-ND</text:p>
          </table:table-cell>
          <table:table-cell table:style-name="ce15"/>
          <table:table-cell office:value-type="float" office:value="8" table:style-name="ce5">
            <text:p>8</text:p>
          </table:table-cell>
          <table:table-cell office:value-type="float" office:value="2.4899999999999999E-2" table:style-name="ce6">
            <text:p>0,0249</text:p>
          </table:table-cell>
          <table:table-cell office:value-type="float" office:value="0.19919999999999999" table:formula="of:=IFERROR([.G15] * [.H15]; 0)" table:style-name="ce7">
            <text:p>0,1992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R3, R4, R17-R24, R26, R28, R30, R32, R34</text:p>
          </table:table-cell>
          <table:table-cell office:value-type="string" table:style-name="ce5">
            <text:p>10[KΩ]</text:p>
          </table:table-cell>
          <table:table-cell office:value-type="float" office:value="32859526036" table:style-name="ce5">
            <text:p>32859526036</text:p>
          </table:table-cell>
          <table:table-cell office:value-type="string" table:style-name="ce5">
            <text:p>311-10KERCT-ND</text:p>
          </table:table-cell>
          <table:table-cell table:style-name="ce15"/>
          <table:table-cell office:value-type="float" office:value="15" table:style-name="ce5">
            <text:p>15</text:p>
          </table:table-cell>
          <table:table-cell office:value-type="float" office:value="2.4899999999999999E-2" table:style-name="ce6">
            <text:p>0,0249</text:p>
          </table:table-cell>
          <table:table-cell office:value-type="float" office:value="0.3735" table:formula="of:=IFERROR([.G16] * [.H16]; 0)" table:style-name="ce7">
            <text:p>0,3735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&gt; <text:s/>R5-R16</text:p>
          </table:table-cell>
          <table:table-cell office:value-type="string" table:style-name="ce5">
            <text:p>330[Ω]</text:p>
          </table:table-cell>
          <table:table-cell office:value-type="float" office:value="32859526036" table:style-name="ce5">
            <text:p>32859526036</text:p>
          </table:table-cell>
          <table:table-cell office:value-type="string" table:style-name="ce5">
            <text:p>311-330FRCT-ND</text:p>
          </table:table-cell>
          <table:table-cell table:style-name="ce15"/>
          <table:table-cell office:value-type="float" office:value="12" table:style-name="ce5">
            <text:p>12</text:p>
          </table:table-cell>
          <table:table-cell office:value-type="float" office:value="2.9100000000000001E-2" table:style-name="ce6">
            <text:p>0,0291</text:p>
          </table:table-cell>
          <table:table-cell office:value-type="float" office:value="0.34920000000000001" table:formula="of:=IFERROR([.G17] * [.H17]; 0)" table:style-name="ce7">
            <text:p>0,3492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<text:s text:c="4"/>R35</text:p>
          </table:table-cell>
          <table:table-cell office:value-type="string" table:style-name="ce5">
            <text:p>5.6[Ω]</text:p>
          </table:table-cell>
          <table:table-cell office:value-type="float" office:value="32859526036" table:style-name="ce5">
            <text:p>32859526036</text:p>
          </table:table-cell>
          <table:table-cell office:value-type="string" table:style-name="ce5">
            <text:p>311-6.20FRCT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office:value-type="float" office:value="0.14000000000000001" table:style-name="ce6">
            <text:p>0,14</text:p>
          </table:table-cell>
          <table:table-cell office:value-type="float" office:value="0.14000000000000001" table:formula="of:=IFERROR([.G18] * [.H18]; 0)" table:style-name="ce7">
            <text:p>0,14</text:p>
          </table:table-cell>
          <table:table-cell table:style-name="ce5"/>
          <table:table-cell table:number-columns-repeated="16374"/>
        </table:table-row>
        <table:table-row table:style-name="ro2">
          <table:table-cell table:style-name="ce17"/>
          <table:table-cell office:value-type="string" table:style-name="ce12">
            <text:p><text:s text:c="4"/>RV1</text:p>
          </table:table-cell>
          <table:table-cell office:value-type="string" table:style-name="ce5">
            <text:p>10[KΩ]</text:p>
          </table:table-cell>
          <table:table-cell office:value-type="float" office:value="32962861159" table:style-name="ce5">
            <text:p>32962861159</text:p>
          </table:table-cell>
          <table:table-cell office:value-type="string" table:style-name="ce5">
            <text:p>987-1008-1-ND</text:p>
          </table:table-cell>
          <table:table-cell table:style-name="ce15"/>
          <table:table-cell office:value-type="float" office:value="1" table:style-name="ce5">
            <text:p>1</text:p>
          </table:table-cell>
          <table:table-cell office:value-type="float" office:value="1.27" table:style-name="ce6">
            <text:p>1,27</text:p>
          </table:table-cell>
          <table:table-cell office:value-type="float" office:value="1.27" table:formula="of:=IFERROR([.G19] * [.H19]; 0)" table:style-name="ce7">
            <text:p>1,27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&gt; <text:s/>SW1, SW2</text:p>
          </table:table-cell>
          <table:table-cell office:value-type="string" table:style-name="ce5">
            <text:p>Wuerth_4.5x6.5mm</text:p>
          </table:table-cell>
          <table:table-cell office:value-type="float" office:value="32856600638" table:style-name="ce5">
            <text:p>32856600638</text:p>
          </table:table-cell>
          <table:table-cell office:value-type="string" table:style-name="ce5">
            <text:p>450-1647-ND</text:p>
          </table:table-cell>
          <table:table-cell office:value-type="string" table:style-name="ce15">
            <text:p>Non</text:p>
          </table:table-cell>
          <table:table-cell office:value-type="float" office:value="2" table:style-name="ce5">
            <text:p>2</text:p>
          </table:table-cell>
          <table:table-cell office:value-type="float" office:value="0.1216" table:style-name="ce6">
            <text:p>0,1216</text:p>
          </table:table-cell>
          <table:table-cell office:value-type="float" office:value="0.2432" table:formula="of:=IFERROR([.G20] * [.H20]; 0)" table:style-name="ce7">
            <text:p>0,2432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&gt; <text:s/>SW3-SW37</text:p>
          </table:table-cell>
          <table:table-cell office:value-type="float" office:value="430476043716" table:style-name="ce5">
            <text:p>4,30476E+11</text:p>
          </table:table-cell>
          <table:table-cell table:style-name="ce5"/>
          <table:table-cell office:value-type="string" table:style-name="ce5">
            <text:p>430476043716-ND</text:p>
          </table:table-cell>
          <table:table-cell office:value-type="string" table:style-name="ce15">
            <text:p>Non</text:p>
          </table:table-cell>
          <table:table-cell office:value-type="float" office:value="35" table:style-name="ce5">
            <text:p>35</text:p>
          </table:table-cell>
          <table:table-cell office:value-type="float" office:value="0.54" table:style-name="ce6">
            <text:p>0,54</text:p>
          </table:table-cell>
          <table:table-cell office:value-type="float" office:value="18.900000000000002" table:formula="of:=IFERROR([.G21] * [.H21]; 0)" table:style-name="ce7">
            <text:p>18,9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SW38</text:p>
          </table:table-cell>
          <table:table-cell office:value-type="string" table:style-name="ce5">
            <text:p>SK-12F14</text:p>
          </table:table-cell>
          <table:table-cell office:value-type="float" office:value="32827322833" table:style-name="ce5">
            <text:p>32827322833</text:p>
          </table:table-cell>
          <table:table-cell office:value-type="string" table:style-name="ce5">
            <text:p>Distrelek 135-11-185</text:p>
          </table:table-cell>
          <table:table-cell office:value-type="string" table:style-name="ce15">
            <text:p>Autre</text:p>
          </table:table-cell>
          <table:table-cell office:value-type="float" office:value="1" table:style-name="ce5">
            <text:p>1</text:p>
          </table:table-cell>
          <table:table-cell office:value-type="float" office:value="0.63" table:style-name="ce6">
            <text:p>0,63</text:p>
          </table:table-cell>
          <table:table-cell office:value-type="float" office:value="0.63" table:formula="of:=IFERROR([.G22] * [.H22]; 0)" table:style-name="ce7">
            <text:p>0,63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U1 - 1</text:p>
          </table:table-cell>
          <table:table-cell office:value-type="string" table:style-name="ce5">
            <text:p>Wavga_TP4056_Module</text:p>
          </table:table-cell>
          <table:table-cell office:value-type="float" office:value="32797834680" table:style-name="ce5">
            <text:p>32797834680</text:p>
          </table:table-cell>
          <table:table-cell table:style-name="ce5"/>
          <table:table-cell office:value-type="string" table:style-name="ce15">
            <text:p>Autr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</text:p>
          </table:table-cell>
          <table:table-cell office:value-type="float" office:value="1" table:formula="of:=IFERROR([.G23] * [.H23]; 0)" table:style-name="ce7">
            <text:p>1,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U1 - 2</text:p>
          </table:table-cell>
          <table:table-cell office:value-type="string" table:style-name="ce5">
            <text:p>Pin Header 1x2 &amp; 2x2</text:p>
          </table:table-cell>
          <table:table-cell table:number-columns-repeated="2" table:style-name="ce5"/>
          <table:table-cell office:value-type="string" table:style-name="ce15">
            <text:p>Oui</text:p>
          </table:table-cell>
          <table:table-cell office:value-type="float" office:value="6" table:style-name="ce5">
            <text:p>6</text:p>
          </table:table-cell>
          <table:table-cell office:value-type="float" office:value="1E-3" table:style-name="ce6">
            <text:p>0,001</text:p>
          </table:table-cell>
          <table:table-cell office:value-type="float" office:value="6.0000000000000001E-3" table:formula="of:=IFERROR([.G24] * [.H24]; 0)" table:style-name="ce7">
            <text:p>0,006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U2</text:p>
          </table:table-cell>
          <table:table-cell office:value-type="string" table:style-name="ce5">
            <text:p>TPS63001</text:p>
          </table:table-cell>
          <table:table-cell table:style-name="ce5"/>
          <table:table-cell office:value-type="string" table:style-name="ce5">
            <text:p>296-19643-1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2.21" table:style-name="ce5">
            <text:p>2,21</text:p>
          </table:table-cell>
          <table:table-cell office:value-type="float" office:value="2.21" table:formula="of:=IFERROR([.G25] * [.H25]; 0)" table:style-name="ce7">
            <text:p>2,21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U3</text:p>
          </table:table-cell>
          <table:table-cell office:value-type="string" table:style-name="ce5">
            <text:p>ESP32-WROOM-32</text:p>
          </table:table-cell>
          <table:table-cell office:value-type="float" office:value="33003540884" table:style-name="ce5">
            <text:p>33003540884</text:p>
          </table:table-cell>
          <table:table-cell office:value-type="string" table:style-name="ce5">
            <text:p>1904-1010-1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3.8" table:style-name="ce5">
            <text:p>3,8</text:p>
          </table:table-cell>
          <table:table-cell office:value-type="float" office:value="3.8" table:formula="of:=IFERROR([.G26] * [.H26]; 0)" table:style-name="ce7">
            <text:p>3,8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<text:s text:c="4"/>U4</text:p>
          </table:table-cell>
          <table:table-cell office:value-type="string" table:style-name="ce5">
            <text:p>PCF8574A</text:p>
          </table:table-cell>
          <table:table-cell office:value-type="float" office:value="1958961513" table:style-name="ce5">
            <text:p>1958961513</text:p>
          </table:table-cell>
          <table:table-cell office:value-type="string" table:style-name="ce5">
            <text:p>568-1074-1-ND</text:p>
          </table:table-cell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1.44" table:style-name="ce5">
            <text:p>1,44</text:p>
          </table:table-cell>
          <table:table-cell office:value-type="float" office:value="1.44" table:formula="of:=IFERROR([.G27] * [.H27]; 0)" table:style-name="ce7">
            <text:p>1,44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7">
            <text:p>X</text:p>
          </table:table-cell>
          <table:table-cell office:value-type="string" table:style-name="ce12">
            <text:p>Print</text:p>
          </table:table-cell>
          <table:table-cell office:value-type="string" table:style-name="ce5">
            <text:p>Print</text:p>
          </table:table-cell>
          <table:table-cell table:number-columns-repeated="2" table:style-name="ce5"/>
          <table:table-cell office:value-type="string" table:style-name="ce15">
            <text:p>Non</text:p>
          </table:table-cell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6" table:formula="of:=IFERROR([.G28] * [.H28]; 0)" table:style-name="ce7">
            <text:p>16,</text:p>
          </table:table-cell>
          <table:table-cell office:value-type="string" table:style-name="ce5">
            <text:p>Via Eurocircuit, 20pcs Noir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6" table:style-name="ce4"/>
          <table:table-cell office:value-type="string" table:style-name="ce9">
            <text:p>Total:</text:p>
          </table:table-cell>
          <table:table-cell office:value-type="float" office:value="85.857500000000002" table:formula="of:=SUM([.I2:.I28])" table:style-name="ce10">
            <text:p>85,8575</text:p>
          </table:table-cell>
          <table:table-cell table:style-name="ce5"/>
          <table:table-cell table:number-columns-repeated="16374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2" table:style-name="ce1"/>
          <table:table-cell table:number-columns-repeated="16378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7"/>
          <table:table-cell office:value-type="string" table:style-name="ce4">
            <text:p>296-19643-1-ND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table:style-name="ce4">
            <text:p>1904-1010-1-ND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table:style-name="ce4">
            <text:p>568-1074-1-ND</text:p>
          </table:table-cell>
          <table:table-cell table:number-columns-repeated="1637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Sheet1.$B$1:Sheet1.$I$25" table:base-cell-address="Sheet1.$A$1"/>
        </table:named-expressions>
      </table:table>
      <table:table table:name="Sheet2" table:style-name="ta1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E699"/>
      <style:text-properties fo:color="#ED7D31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C6E0B4"/>
      <style:text-properties fo:color="#70AD47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08-25T12:43:53Z</dc:date>
    <meta:print-date>2020-08-25T07:39:26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